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E68"/>
      <style:map style:condition="is-true-formula(OR([.$H68] &lt; [.$J$5]; [.$I68] &lt; [.$J$3]))" style:apply-style-name="pomaranczowy" style:base-cell-address="Arkusz1.E68"/>
      <style:map style:condition="is-true-formula(OR([.$H68] &lt; [.$K$5]; [.$I68] &lt; [.$K$3]))" style:apply-style-name="zolty" style:base-cell-address="Arkusz1.E68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4" style:family="table-cell" style:parent-style-name="Default">
      <style:table-cell-properties fo:background-color="#00cc00"/>
    </style:style>
    <style:style style:name="ce235" style:family="table-cell" style:parent-style-name="Default" style:data-style-name="N36">
      <style:table-cell-properties fo:background-color="#00cc00"/>
    </style:style>
    <style:style style:name="ce236" style:family="table-cell" style:parent-style-name="Default" style:data-style-name="N44">
      <style:table-cell-properties fo:background-color="#00cc00"/>
    </style:style>
    <style:style style:name="ce237" style:family="table-cell" style:parent-style-name="Default">
      <style:table-cell-properties fo:background-color="#3399ff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7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1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4" style:family="table-cell" style:parent-style-name="Default">
      <style:table-cell-properties fo:background-color="#ff3333" fo:wrap-option="wrap"/>
    </style:style>
    <style:style style:name="ce255" style:family="table-cell" style:parent-style-name="Default" style:data-style-name="N0">
      <style:table-cell-properties fo:background-color="#ff3333"/>
    </style:style>
    <style:style style:name="ce256" style:family="table-cell" style:parent-style-name="Default" style:data-style-name="N44">
      <style:table-cell-properties fo:background-color="#ff3333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fo:background-color="#ffcc00" fo:wrap-option="wrap"/>
    </style:style>
    <style:style style:name="ce272" style:family="table-cell" style:parent-style-name="Default" style:data-style-name="N0">
      <style:table-cell-properties fo:background-color="#ffcc00" fo:wrap-option="wrap"/>
    </style:style>
    <style:style style:name="ce273" style:family="table-cell" style:parent-style-name="Default" style:data-style-name="N41">
      <style:table-cell-properties fo:background-color="#ffcc00" fo:wrap-option="wrap"/>
    </style:style>
    <style:style style:name="ce27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5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6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7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1" style:family="table-cell" style:parent-style-name="Default">
      <style:table-cell-properties fo:background-color="#009933"/>
    </style:style>
    <style:style style:name="ce282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3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4" style:family="table-cell" style:parent-style-name="Default">
      <style:table-cell-properties fo:background-color="#ffff99"/>
    </style:style>
    <style:style style:name="ce285" style:family="table-cell" style:parent-style-name="Default">
      <style:table-cell-properties fo:background-color="#ffff66" fo:wrap-option="wrap"/>
    </style:style>
    <style:style style:name="ce286" style:family="table-cell" style:parent-style-name="Default" style:data-style-name="N0">
      <style:table-cell-properties fo:background-color="#ffff66"/>
    </style:style>
    <style:style style:name="ce287" style:family="table-cell" style:parent-style-name="Default" style:data-style-name="N44">
      <style:table-cell-properties fo:background-color="#ffff66"/>
    </style:style>
    <style:style style:name="ce288" style:family="table-cell" style:parent-style-name="Default" style:data-style-name="N41"/>
    <style:style style:name="ce289" style:family="table-cell" style:parent-style-name="Default" style:data-style-name="N44"/>
    <style:style style:name="ce290" style:family="table-cell" style:parent-style-name="Default" style:data-style-name="N41">
      <style:table-cell-properties fo:background-color="#3399ff"/>
    </style:style>
    <style:style style:name="ce29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3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4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 style:data-style-name="N41">
      <style:text-properties fo:font-weight="normal" style:font-weight-asian="normal" style:font-weight-complex="normal"/>
    </style:style>
    <style:style style:name="ce298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9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3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4" office:value-type="string" calcext:value-type="string">
            <text:p>AKTUALNA DATA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5" table:formula="of:=TODAY()" office:value-type="date" office:date-value="2016-09-12" calcext:value-type="date">
            <text:p>12.09.2016</text:p>
          </table:table-cell>
          <table:table-cell table:style-name="ce255" office:value-type="float" office:value="7" calcext:value-type="float">
            <text:p>7</text:p>
          </table:table-cell>
          <table:table-cell table:style-name="ce272" office:value-type="float" office:value="14" calcext:value-type="float">
            <text:p>14</text:p>
          </table:table-cell>
          <table:table-cell table:style-name="ce286" office:value-type="float" office:value="30" calcext:value-type="float">
            <text:p>30</text:p>
          </table:table-cell>
          <table:table-cell/>
          <table:table-cell table:style-name="ce28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4" office:value-type="string" calcext:value-type="string">
            <text:p>AKTUALNY NALOT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6" office:value-type="time" office:time-value="PT2864H33M00.000000001S" calcext:value-type="time">
            <text:p>2864:33:00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73" office:value-type="time" office:time-value="PT10H00M00S" calcext:value-type="time">
            <text:p>10:00:00</text:p>
          </table:table-cell>
          <table:table-cell table:style-name="ce287" office:value-type="time" office:time-value="PT15H00M00S" calcext:value-type="time">
            <text:p>15:00:00</text:p>
          </table:table-cell>
          <table:table-cell/>
          <table:table-cell table:style-name="ce28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30M00S" calcext:value-type="time">
            <text:p>00:30:00</text:p>
          </table:table-cell>
          <table:table-cell table:style-name="ce237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00M40S" calcext:value-type="time">
            <text:p>00:00:40</text:p>
          </table:table-cell>
          <table:table-cell table:style-name="ce237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7" office:value-type="string" calcext:value-type="string">
            <text:p>Zostało FH</text:p>
          </table:table-cell>
          <table:table-cell table:style-name="ce237" office:value-type="string" calcext:value-type="string">
            <text:p>Zostało DNI</text:p>
          </table:table-cell>
          <table:table-cell table:style-name="ce237" table:number-columns-repeated="3"/>
          <table:table-cell table:style-name="ce290" office:value-type="time" office:time-value="PT00H01M20S" calcext:value-type="time">
            <text:p>00:01:20</text:p>
          </table:table-cell>
          <table:table-cell table:style-name="ce237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6/2016</text:p>
          </table:table-cell>
          <table:table-cell table:style-name="ce85" office:value-type="date" office:date-value="2016-08-28" calcext:value-type="date">
            <text:p>28.08.2016</text:p>
          </table:table-cell>
          <table:table-cell table:style-name="ce135" office:value-type="string" calcext:value-type="string">
            <text:p>2847:10</text:p>
          </table:table-cell>
          <table:table-cell table:style-name="ce29"/>
          <table:table-cell table:style-name="ce211" office:value-type="time" office:time-value="PT2872H10M00.000000001S" calcext:value-type="time">
            <text:p>2872:10:00</text:p>
          </table:table-cell>
          <table:table-cell table:style-name="ce238" table:formula="of:=IF([.$G9] = 0; &quot;N/A&quot;; [.$G9] - [.$H$5])" office:value-type="time" office:time-value="PT07H37M00.000000001S" calcext:value-type="time">
            <text:p>07:37:00</text:p>
          </table:table-cell>
          <table:table-cell table:style-name="ce257" table:formula="of:=IF([.$F9] = 0; &quot;N/A&quot;; [.$F9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2S" calcext:value-type="time">
            <text:p>00:01:1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10] = 0; &quot;N/A&quot;; [.$G10] - [.$H$5])" office:value-type="time" office:time-value="PT08H15M00S" calcext:value-type="time">
            <text:p>08:15:00</text:p>
          </table:table-cell>
          <table:table-cell table:style-name="ce257" table:formula="of:=IF([.$F10] = 0; &quot;N/A&quot;; [.$F1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1] = 0; &quot;N/A&quot;; [.$G11] - [.$H$5])" office:value-type="string" office:string-value="N/A" calcext:value-type="string">
            <text:p>N/A</text:p>
          </table:table-cell>
          <table:table-cell table:style-name="ce257" table:formula="of:=IF([.$F11] = 0; &quot;N/A&quot;; [.$F11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1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8" table:formula="of:=IF([.$G12] = 0; &quot;N/A&quot;; [.$G12] - [.$H$5])" office:value-type="time" office:time-value="PT508H15M00S" calcext:value-type="time">
            <text:p>508:15:00</text:p>
          </table:table-cell>
          <table:table-cell table:style-name="ce257" table:formula="of:=IF([.$F12] = 0; &quot;N/A&quot;; [.$F12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3] = 0; &quot;N/A&quot;; [.$G13] - [.$H$5])" office:value-type="time" office:time-value="PT315H46M59.999999999S" calcext:value-type="time">
            <text:p>315:47:00</text:p>
          </table:table-cell>
          <table:table-cell table:style-name="ce257" table:formula="of:=IF([.$F13] = 0; &quot;N/A&quot;; [.$F1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8" table:formula="of:=IF([.$G14] = 0; &quot;N/A&quot;; [.$G14] - [.$H$5])" office:value-type="time" office:time-value="PT410H45M59.999999999S" calcext:value-type="time">
            <text:p>410:46:00</text:p>
          </table:table-cell>
          <table:table-cell table:style-name="ce257" table:formula="of:=IF([.$F14] = 0; &quot;N/A&quot;; [.$F14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0S" calcext:value-type="time">
            <text:p>00:00:40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5] = 0; &quot;N/A&quot;; [.$G15] - [.$H$5])" office:value-type="time" office:time-value="PT567H27M00S" calcext:value-type="time">
            <text:p>567:27:00</text:p>
          </table:table-cell>
          <table:table-cell table:style-name="ce257" table:formula="of:=IF([.$F15] = 0; &quot;N/A&quot;; [.$F15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0H00M36S" calcext:value-type="time">
            <text:p>00:00:36</text:p>
          </table:table-cell>
          <table:table-cell table:style-name="ce291"/>
          <table:table-cell table:style-name="ce2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8" table:formula="of:=IF([.$G16] = 0; &quot;N/A&quot;; [.$G16] - [.$H$5])" office:value-type="time" office:time-value="PT67H27M00S" calcext:value-type="time">
            <text:p>67:27:00</text:p>
          </table:table-cell>
          <table:table-cell table:style-name="ce257" table:formula="of:=IF([.$F16] = 0; &quot;N/A&quot;; [.$F1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12S" calcext:value-type="time">
            <text:p>00:02:12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17] = 0; &quot;N/A&quot;; [.$G17] - [.$H$5])" office:value-type="time" office:time-value="PT567H27M00S" calcext:value-type="time">
            <text:p>567:27:00</text:p>
          </table:table-cell>
          <table:table-cell table:style-name="ce257" table:formula="of:=IF([.$F17] = 0; &quot;N/A&quot;; [.$F1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22S" calcext:value-type="time">
            <text:p>00:00:2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8" table:formula="of:=IF([.$G18] = 0; &quot;N/A&quot;; [.$G18] - [.$H$5])" office:value-type="time" office:time-value="PT908H14M59.999999999S" calcext:value-type="time">
            <text:p>908:15:00</text:p>
          </table:table-cell>
          <table:table-cell table:style-name="ce257" table:formula="of:=IF([.$F18] = 0; &quot;N/A&quot;; [.$F18]-[.$H$3])" office:value-type="float" office:value="617" calcext:value-type="float">
            <text:p>617</text:p>
          </table:table-cell>
          <table:table-cell table:style-name="ce274" table:number-columns-repeated="3"/>
          <table:table-cell table:style-name="ce291" office:value-type="time" office:time-value="PT00H04M48S" calcext:value-type="time">
            <text:p>00:04:4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9] = 0; &quot;N/A&quot;; [.$G19] - [.$H$5])" office:value-type="time" office:time-value="PT567H27M00S" calcext:value-type="time">
            <text:p>567:27:00</text:p>
          </table:table-cell>
          <table:table-cell table:style-name="ce257" table:formula="of:=IF([.$F19] = 0; &quot;N/A&quot;; [.$F19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0H04M15S" calcext:value-type="time">
            <text:p>00:04:1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0] = 0; &quot;N/A&quot;; [.$G20] - [.$H$5])" office:value-type="time" office:time-value="PT567H27M00S" calcext:value-type="time">
            <text:p>567:27:00</text:p>
          </table:table-cell>
          <table:table-cell table:style-name="ce257" table:formula="of:=IF([.$F20] = 0; &quot;N/A&quot;; [.$F20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0H02M26S" calcext:value-type="time">
            <text:p>00:02:26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1] = 0; &quot;N/A&quot;; [.$G21] - [.$H$5])" office:value-type="time" office:time-value="PT567H27M00S" calcext:value-type="time">
            <text:p>567:27:00</text:p>
          </table:table-cell>
          <table:table-cell table:style-name="ce257" table:formula="of:=IF([.$F21] = 0; &quot;N/A&quot;; [.$F21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8" table:formula="of:=IF([.$G22] = 0; &quot;N/A&quot;; [.$G22] - [.$H$5])" office:value-type="time" office:time-value="PT1067H27M00.000000001S" calcext:value-type="time">
            <text:p>1067:27:00</text:p>
          </table:table-cell>
          <table:table-cell table:style-name="ce257" table:formula="of:=IF([.$F22] = 0; &quot;N/A&quot;; [.$F2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25S" calcext:value-type="time">
            <text:p>00:02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8" table:formula="of:=IF([.$G23] = 0; &quot;N/A&quot;; [.$G23] - [.$H$5])" office:value-type="time" office:time-value="PT2567H27M00.000000001S" calcext:value-type="time">
            <text:p>2567:27:00</text:p>
          </table:table-cell>
          <table:table-cell table:style-name="ce257" table:formula="of:=IF([.$F23] = 0; &quot;N/A&quot;; [.$F2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4] = 0; &quot;N/A&quot;; [.$G24] - [.$H$5])" office:value-type="string" office:string-value="N/A" calcext:value-type="string">
            <text:p>N/A</text:p>
          </table:table-cell>
          <table:table-cell table:style-name="ce257" table:formula="of:=IF([.$F24] = 0; &quot;N/A&quot;; [.$F24]-[.$H$3])" office:value-type="float" office:value="617" calcext:value-type="float">
            <text:p>617</text:p>
          </table:table-cell>
          <table:table-cell table:style-name="ce274" table:number-columns-repeated="3"/>
          <table:table-cell table:style-name="ce291" office:value-type="time" office:time-value="PT00H02M04S" calcext:value-type="time">
            <text:p>00:02:04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25] = 0; &quot;N/A&quot;; [.$G25] - [.$H$5])" office:value-type="string" office:string-value="N/A" calcext:value-type="string">
            <text:p>N/A</text:p>
          </table:table-cell>
          <table:table-cell table:style-name="ce257" table:formula="of:=IF([.$F25] = 0; &quot;N/A&quot;; [.$F25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6] = 0; &quot;N/A&quot;; [.$G26] - [.$H$5])" office:value-type="string" office:string-value="N/A" calcext:value-type="string">
            <text:p>N/A</text:p>
          </table:table-cell>
          <table:table-cell table:style-name="ce257" table:formula="of:=IF([.$F26] = 0; &quot;N/A&quot;; [.$F26]-[.$H$3])" office:value-type="float" office:value="617" calcext:value-type="float">
            <text:p>617</text:p>
          </table:table-cell>
          <table:table-cell table:style-name="ce274" table:number-columns-repeated="3"/>
          <table:table-cell table:style-name="ce291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27] = 0; &quot;N/A&quot;; [.$G27] - [.$H$5])" office:value-type="string" office:string-value="N/A" calcext:value-type="string">
            <text:p>N/A</text:p>
          </table:table-cell>
          <table:table-cell table:style-name="ce257" table:formula="of:=IF([.$F27] = 0; &quot;N/A&quot;; [.$F27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1H42M00S" calcext:value-type="time">
            <text:p>01:42:00</text:p>
          </table:table-cell>
          <table:table-cell table:style-name="ce274" office:value-type="float" office:value="1543" calcext:value-type="float">
            <text:p>1543</text:p>
          </table:table-cell>
          <table:table-cell table:style-name="ce274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8" table:formula="of:=IF([.$G28] = 0; &quot;N/A&quot;; [.$G28] - [.$H$5])" office:value-type="string" office:string-value="N/A" calcext:value-type="string">
            <text:p>N/A</text:p>
          </table:table-cell>
          <table:table-cell table:style-name="ce257" table:formula="of:=IF([.$F28] = 0; &quot;N/A&quot;; [.$F28]-[.$H$3])" office:value-type="float" office:value="623" calcext:value-type="float">
            <text:p>623</text:p>
          </table:table-cell>
          <table:table-cell table:style-name="ce274" table:number-columns-repeated="3"/>
          <table:table-cell table:style-name="ce291" office:value-type="time" office:time-value="PT00H44M00S" calcext:value-type="time">
            <text:p>00:44:00</text:p>
          </table:table-cell>
          <table:table-cell table:style-name="ce274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9" table:formula="of:=IF([.$G29] = 0; &quot;N/A&quot;; [.$G29] - [.$H$5])" office:value-type="string" office:string-value="N/A" calcext:value-type="string">
            <text:p>N/A</text:p>
          </table:table-cell>
          <table:table-cell table:style-name="ce258" table:formula="of:=IF([.$F29] = 0; &quot;N/A&quot;; [.$F29]-[.$H$3])" office:value-type="float" office:value="988" calcext:value-type="float">
            <text:p>988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40" table:formula="of:=IF([.$G30] = 0; &quot;N/A&quot;; [.$G30] - [.$H$5])" office:value-type="string" office:string-value="N/A" calcext:value-type="string">
            <text:p>N/A</text:p>
          </table:table-cell>
          <table:table-cell table:style-name="ce259" table:formula="of:=IF([.$F30] = 0; &quot;N/A&quot;; [.$F30]-[.$H$3])" office:value-type="float" office:value="52" calcext:value-type="float">
            <text:p>52</text:p>
          </table:table-cell>
          <table:table-cell table:style-name="ce276" table:number-columns-repeated="3"/>
          <table:table-cell table:style-name="ce293" office:value-type="time" office:time-value="PT02H45M00S" calcext:value-type="time">
            <text:p>02:45:00</text:p>
          </table:table-cell>
          <table:table-cell table:style-name="ce276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41" table:formula="of:=IF([.$G31] = 0; &quot;N/A&quot;; [.$G31] - [.$H$5])" office:value-type="string" office:string-value="N/A" calcext:value-type="string">
            <text:p>N/A</text:p>
          </table:table-cell>
          <table:table-cell table:style-name="ce260" table:formula="of:=IF([.$F31] = 0; &quot;N/A&quot;; [.$F31]-[.$H$3])" office:value-type="float" office:value="325" calcext:value-type="float">
            <text:p>325</text:p>
          </table:table-cell>
          <table:table-cell table:style-name="ce277" table:number-columns-repeated="3"/>
          <table:table-cell table:style-name="ce294" office:value-type="time" office:time-value="PT02H45M00S" calcext:value-type="time">
            <text:p>02:45:00</text:p>
          </table:table-cell>
          <table:table-cell table:style-name="ce277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2" table:number-columns-spanned="7" table:number-rows-spanned="1"/>
          <table:covered-table-cell table:style-name="ce261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33] = 0; &quot;N/A&quot;; [.$G33] - [.$H$5])" office:value-type="time" office:time-value="PT08H15M00S" calcext:value-type="time">
            <text:p>08:15:00</text:p>
          </table:table-cell>
          <table:table-cell table:style-name="ce257" table:formula="of:=IF([.$F33] = 0; &quot;N/A&quot;; [.$F33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1" office:value-type="time" office:time-value="PT03H04M00S" calcext:value-type="time">
            <text:p>03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3" table:formula="of:=IF([.$G34] = 0; &quot;N/A&quot;; [.$G34] - [.$H$5])" office:value-type="time" office:time-value="PT67H27M00S" calcext:value-type="time">
            <text:p>67:27:00</text:p>
          </table:table-cell>
          <table:table-cell table:style-name="ce262" table:formula="of:=IF([.$F34] = 0; &quot;N/A&quot;; [.$F34]-[.$H$3])" office:value-type="float" office:value="988" calcext:value-type="float">
            <text:p>988</text:p>
          </table:table-cell>
          <table:table-cell table:style-name="ce278" table:number-columns-repeated="3"/>
          <table:table-cell table:style-name="ce295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35] = 0; &quot;N/A&quot;; [.$G35] - [.$H$5])" office:value-type="time" office:time-value="PT567H27M00S" calcext:value-type="time">
            <text:p>567:27:00</text:p>
          </table:table-cell>
          <table:table-cell table:style-name="ce257" table:formula="of:=IF([.$F35] = 0; &quot;N/A&quot;; [.$F35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1H00M00S" calcext:value-type="time">
            <text:p>01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6] = 0; &quot;N/A&quot;; [.$G36] - [.$H$5])" office:value-type="time" office:time-value="PT567H27M00S" calcext:value-type="time">
            <text:p>567:27:00</text:p>
          </table:table-cell>
          <table:table-cell table:style-name="ce257" table:formula="of:=IF([.$F36] = 0; &quot;N/A&quot;; [.$F36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7] = 0; &quot;N/A&quot;; [.$G37] - [.$H$5])" office:value-type="time" office:time-value="PT567H27M00S" calcext:value-type="time">
            <text:p>567:27:00</text:p>
          </table:table-cell>
          <table:table-cell table:style-name="ce257" table:formula="of:=IF([.$F37] = 0; &quot;N/A&quot;; [.$F37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8] = 0; &quot;N/A&quot;; [.$G38] - [.$H$5])" office:value-type="time" office:time-value="PT567H27M00S" calcext:value-type="time">
            <text:p>567:27:00</text:p>
          </table:table-cell>
          <table:table-cell table:style-name="ce257" table:formula="of:=IF([.$F38] = 0; &quot;N/A&quot;; [.$F38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1" office:value-type="time" office:time-value="PT02H50M00S" calcext:value-type="time">
            <text:p>02:5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9] = 0; &quot;N/A&quot;; [.$G39] - [.$H$5])" office:value-type="time" office:time-value="PT567H27M00S" calcext:value-type="time">
            <text:p>567:27:00</text:p>
          </table:table-cell>
          <table:table-cell table:style-name="ce257" table:formula="of:=IF([.$F39] = 0; &quot;N/A&quot;; [.$F39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1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0] = 0; &quot;N/A&quot;; [.$G40] - [.$H$5])" office:value-type="time" office:time-value="PT567H27M00S" calcext:value-type="time">
            <text:p>567:27:00</text:p>
          </table:table-cell>
          <table:table-cell table:style-name="ce257" table:formula="of:=IF([.$F40] = 0; &quot;N/A&quot;; [.$F40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1" office:value-type="time" office:time-value="PT02H43M00S" calcext:value-type="time">
            <text:p>02:43:00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1] = 0; &quot;N/A&quot;; [.$G41] - [.$H$5])" office:value-type="time" office:time-value="PT567H27M00S" calcext:value-type="time">
            <text:p>567:27:00</text:p>
          </table:table-cell>
          <table:table-cell table:style-name="ce257" table:formula="of:=IF([.$F41] = 0; &quot;N/A&quot;; [.$F41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0M15S" calcext:value-type="time">
            <text:p>00:00:15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8" table:formula="of:=IF([.$G42] = 0; &quot;N/A&quot;; [.$G42] - [.$H$5])" office:value-type="time" office:time-value="PT499H22M00.000000001S" calcext:value-type="time">
            <text:p>499:22:00</text:p>
          </table:table-cell>
          <table:table-cell table:style-name="ce257" table:formula="of:=IF([.$F42] = 0; &quot;N/A&quot;; [.$F4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24S" calcext:value-type="time">
            <text:p>00:02:24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3] = 0; &quot;N/A&quot;; [.$G43] - [.$H$5])" office:value-type="time" office:time-value="PT1567H26M59.999999999S" calcext:value-type="time">
            <text:p>1567:27:00</text:p>
          </table:table-cell>
          <table:table-cell table:style-name="ce257" table:formula="of:=IF([.$F43] = 0; &quot;N/A&quot;; [.$F43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4] = 0; &quot;N/A&quot;; [.$G44] - [.$H$5])" office:value-type="time" office:time-value="PT1567H26M59.999999999S" calcext:value-type="time">
            <text:p>1567:27:00</text:p>
          </table:table-cell>
          <table:table-cell table:style-name="ce257" table:formula="of:=IF([.$F44] = 0; &quot;N/A&quot;; [.$F44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5] = 0; &quot;N/A&quot;; [.$G45] - [.$H$5])" office:value-type="time" office:time-value="PT1567H26M59.999999999S" calcext:value-type="time">
            <text:p>1567:27:00</text:p>
          </table:table-cell>
          <table:table-cell table:style-name="ce257" table:formula="of:=IF([.$F45] = 0; &quot;N/A&quot;; [.$F45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1M01S" calcext:value-type="time">
            <text:p>00:01:01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8" table:formula="of:=IF([.$G46] = 0; &quot;N/A&quot;; [.$G46] - [.$H$5])" office:value-type="time" office:time-value="PT2067H26M59.999999999S" calcext:value-type="time">
            <text:p>2067:27:00</text:p>
          </table:table-cell>
          <table:table-cell table:style-name="ce257" table:formula="of:=IF([.$F46] = 0; &quot;N/A&quot;; [.$F46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1M30S" calcext:value-type="time">
            <text:p>00:01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7] = 0; &quot;N/A&quot;; [.$G47] - [.$H$5])" office:value-type="time" office:time-value="PT2567H27M00.000000001S" calcext:value-type="time">
            <text:p>2567:27:00</text:p>
          </table:table-cell>
          <table:table-cell table:style-name="ce257" table:formula="of:=IF([.$F47] = 0; &quot;N/A&quot;; [.$F47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1M28S" calcext:value-type="time">
            <text:p>00:01:2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8] = 0; &quot;N/A&quot;; [.$G48] - [.$H$5])" office:value-type="time" office:time-value="PT2567H27M00.000000001S" calcext:value-type="time">
            <text:p>2567:27:00</text:p>
          </table:table-cell>
          <table:table-cell table:style-name="ce257" table:formula="of:=IF([.$F48] = 0; &quot;N/A&quot;; [.$F48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49] = 0; &quot;N/A&quot;; [.$G49] - [.$H$5])" office:value-type="string" office:string-value="N/A" calcext:value-type="string">
            <text:p>N/A</text:p>
          </table:table-cell>
          <table:table-cell table:style-name="ce257" table:formula="of:=IF([.$F49] = 0; &quot;N/A&quot;; [.$F49]-[.$H$3])" office:value-type="float" office:value="258" calcext:value-type="float">
            <text:p>258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0] = 0; &quot;N/A&quot;; [.$G50] - [.$H$5])" office:value-type="string" office:string-value="N/A" calcext:value-type="string">
            <text:p>N/A</text:p>
          </table:table-cell>
          <table:table-cell table:style-name="ce257" table:formula="of:=IF([.$F50] = 0; &quot;N/A&quot;; [.$F50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1] = 0; &quot;N/A&quot;; [.$G51] - [.$H$5])" office:value-type="string" office:string-value="N/A" calcext:value-type="string">
            <text:p>N/A</text:p>
          </table:table-cell>
          <table:table-cell table:style-name="ce257" table:formula="of:=IF([.$F51] = 0; &quot;N/A&quot;; [.$F51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0M30S" calcext:value-type="time">
            <text:p>00:00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2] = 0; &quot;N/A&quot;; [.$G52] - [.$H$5])" office:value-type="string" office:string-value="N/A" calcext:value-type="string">
            <text:p>N/A</text:p>
          </table:table-cell>
          <table:table-cell table:style-name="ce257" table:formula="of:=IF([.$F52] = 0; &quot;N/A&quot;; [.$F52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3] = 0; &quot;N/A&quot;; [.$G53] - [.$H$5])" office:value-type="string" office:string-value="N/A" calcext:value-type="string">
            <text:p>N/A</text:p>
          </table:table-cell>
          <table:table-cell table:style-name="ce257" table:formula="of:=IF([.$F53] = 0; &quot;N/A&quot;; [.$F53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4] = 0; &quot;N/A&quot;; [.$G54] - [.$H$5])" office:value-type="string" office:string-value="N/A" calcext:value-type="string">
            <text:p>N/A</text:p>
          </table:table-cell>
          <table:table-cell table:style-name="ce257" table:formula="of:=IF([.$F54] = 0; &quot;N/A&quot;; [.$F54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5] = 0; &quot;N/A&quot;; [.$G55] - [.$H$5])" office:value-type="string" office:string-value="N/A" calcext:value-type="string">
            <text:p>N/A</text:p>
          </table:table-cell>
          <table:table-cell table:style-name="ce257" table:formula="of:=IF([.$F55] = 0; &quot;N/A&quot;; [.$F55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6] = 0; &quot;N/A&quot;; [.$G56] - [.$H$5])" office:value-type="string" office:string-value="N/A" calcext:value-type="string">
            <text:p>N/A</text:p>
          </table:table-cell>
          <table:table-cell table:style-name="ce257" table:formula="of:=IF([.$F56] = 0; &quot;N/A&quot;; [.$F56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4M00S" calcext:value-type="time">
            <text:p>00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7] = 0; &quot;N/A&quot;; [.$G57] - [.$H$5])" office:value-type="string" office:string-value="N/A" calcext:value-type="string">
            <text:p>N/A</text:p>
          </table:table-cell>
          <table:table-cell table:style-name="ce257" table:formula="of:=IF([.$F57] = 0; &quot;N/A&quot;; [.$F57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58] = 0; &quot;N/A&quot;; [.$G58] - [.$H$5])" office:value-type="time" office:time-value="PT08H15M00S" calcext:value-type="time">
            <text:p>08:15:00</text:p>
          </table:table-cell>
          <table:table-cell table:style-name="ce257" table:formula="of:=IF([.$F58] = 0; &quot;N/A&quot;; [.$F58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2M40S" calcext:value-type="time">
            <text:p>00:02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59] = 0; &quot;N/A&quot;; [.$G59] - [.$H$5])" office:value-type="string" office:string-value="N/A" calcext:value-type="string">
            <text:p>N/A</text:p>
          </table:table-cell>
          <table:table-cell table:style-name="ce257" table:formula="of:=IF([.$F59] = 0; &quot;N/A&quot;; [.$F59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2M20S" calcext:value-type="time">
            <text:p>00:02:2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2" office:value-type="string" calcext:value-type="string">
            <text:p>2872:48</text:p>
          </table:table-cell>
          <table:table-cell table:style-name="ce238" table:formula="of:=IF([.$G60] = 0; &quot;N/A&quot;; [.$G60] - [.$H$5])" office:value-type="time" office:time-value="PT08H15M00S" calcext:value-type="time">
            <text:p>08:15:00</text:p>
          </table:table-cell>
          <table:table-cell table:style-name="ce257" table:formula="of:=IF([.$F60] = 0; &quot;N/A&quot;; [.$F6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3" office:value-type="string" calcext:value-type="string">
            <text:p>2872:48</text:p>
          </table:table-cell>
          <table:table-cell table:style-name="ce238" table:formula="of:=IF([.$G61] = 0; &quot;N/A&quot;; [.$G61] - [.$H$5])" office:value-type="time" office:time-value="PT08H15M00S" calcext:value-type="time">
            <text:p>08:15:00</text:p>
          </table:table-cell>
          <table:table-cell table:style-name="ce257" table:formula="of:=IF([.$F61] = 0; &quot;N/A&quot;; [.$F61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8" table:formula="of:=IF([.$G62] = 0; &quot;N/A&quot;; [.$G62] - [.$H$5])" office:value-type="time" office:time-value="PT08H15M00S" calcext:value-type="time">
            <text:p>08:15:00</text:p>
          </table:table-cell>
          <table:table-cell table:style-name="ce257" table:formula="of:=IF([.$F62] = 0; &quot;N/A&quot;; [.$F62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5" office:value-type="string" calcext:value-type="string">
            <text:p>2872:48</text:p>
          </table:table-cell>
          <table:table-cell table:style-name="ce238" table:formula="of:=IF([.$G63] = 0; &quot;N/A&quot;; [.$G63] - [.$H$5])" office:value-type="time" office:time-value="PT08H15M00S" calcext:value-type="time">
            <text:p>08:15:00</text:p>
          </table:table-cell>
          <table:table-cell table:style-name="ce257" table:formula="of:=IF([.$F63] = 0; &quot;N/A&quot;; [.$F63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3M30S" calcext:value-type="time">
            <text:p>00:03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6" office:value-type="string" calcext:value-type="string">
            <text:p>2872:48</text:p>
          </table:table-cell>
          <table:table-cell table:style-name="ce238" table:formula="of:=IF([.$G64] = 0; &quot;N/A&quot;; [.$G64] - [.$H$5])" office:value-type="time" office:time-value="PT08H15M00S" calcext:value-type="time">
            <text:p>08:15:00</text:p>
          </table:table-cell>
          <table:table-cell table:style-name="ce257" table:formula="of:=IF([.$F64] = 0; &quot;N/A&quot;; [.$F64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65] = 0; &quot;N/A&quot;; [.$G65] - [.$H$5])" office:value-type="string" office:string-value="N/A" calcext:value-type="string">
            <text:p>N/A</text:p>
          </table:table-cell>
          <table:table-cell table:style-name="ce257" table:formula="of:=IF([.$F65] = 0; &quot;N/A&quot;; [.$F65]-[.$H$3])" office:value-type="float" office:value="252" calcext:value-type="float">
            <text:p>252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46/2016</text:p>
          </table:table-cell>
          <table:table-cell table:style-name="ce105" office:value-type="date" office:date-value="2016-08-28" calcext:value-type="date">
            <text:p>28.08.2016</text:p>
          </table:table-cell>
          <table:table-cell table:style-name="ce151" office:value-type="string" calcext:value-type="string">
            <text:p>2847:10</text:p>
          </table:table-cell>
          <table:table-cell table:style-name="ce60"/>
          <table:table-cell table:style-name="ce217" office:value-type="time" office:time-value="PT2872H10M00.000000001S" calcext:value-type="time">
            <text:p>2872:10:00</text:p>
          </table:table-cell>
          <table:table-cell table:style-name="ce238" table:formula="of:=IF([.$G66] = 0; &quot;N/A&quot;; [.$G66] - [.$H$5])" office:value-type="time" office:time-value="PT07H37M00.000000001S" calcext:value-type="time">
            <text:p>07:37:00</text:p>
          </table:table-cell>
          <table:table-cell table:style-name="ce257" table:formula="of:=IF([.$F66] = 0; &quot;N/A&quot;; [.$F6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46/2016</text:p>
          </table:table-cell>
          <table:table-cell table:style-name="ce106" office:value-type="date" office:date-value="2016-08-28" calcext:value-type="date">
            <text:p>28.08.2016</text:p>
          </table:table-cell>
          <table:table-cell table:style-name="ce152" office:value-type="string" calcext:value-type="string">
            <text:p>2847:10</text:p>
          </table:table-cell>
          <table:table-cell table:style-name="ce192"/>
          <table:table-cell table:style-name="ce218" office:value-type="time" office:time-value="PT2872H10M00.000000001S" calcext:value-type="time">
            <text:p>2872:10:00</text:p>
          </table:table-cell>
          <table:table-cell table:style-name="ce244" table:formula="of:=IF([.$G67] = 0; &quot;N/A&quot;; [.$G67] - [.$H$5])" office:value-type="time" office:time-value="PT07H37M00.000000001S" calcext:value-type="time">
            <text:p>07:37:00</text:p>
          </table:table-cell>
          <table:table-cell table:style-name="ce263" table:formula="of:=IF([.$F67] = 0; &quot;N/A&quot;; [.$F6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46/2016</text:p>
          </table:table-cell>
          <table:table-cell table:style-name="ce107" office:value-type="date" office:date-value="2016-08-28" calcext:value-type="date">
            <text:p>28.08.2016</text:p>
          </table:table-cell>
          <table:table-cell table:style-name="ce153" office:value-type="string" calcext:value-type="string">
            <text:p>2847:10</text:p>
          </table:table-cell>
          <table:table-cell table:style-name="ce193" office:value-type="date" office:date-value="2016-09-27" calcext:value-type="date">
            <text:p>27.09.2016</text:p>
          </table:table-cell>
          <table:table-cell table:style-name="ce219" office:value-type="time" office:time-value="PT2872H10M00.000000001S" calcext:value-type="time">
            <text:p>2872:10:00</text:p>
          </table:table-cell>
          <table:table-cell table:style-name="ce238" table:formula="of:=IF([.$G68] = 0; &quot;N/A&quot;; [.$G68] - [.$H$5])" office:value-type="time" office:time-value="PT07H37M00.000000001S" calcext:value-type="time">
            <text:p>07:37:00</text:p>
          </table:table-cell>
          <table:table-cell table:style-name="ce257" table:formula="of:=IF([.$F68] = 0; &quot;N/A&quot;; [.$F68]-[.$H$3])" office:value-type="float" office:value="15" calcext:value-type="float">
            <text:p>15</text:p>
          </table:table-cell>
          <table:table-cell table:style-name="ce279" table:number-columns-repeated="3"/>
          <table:table-cell table:style-name="ce296" office:value-type="time" office:time-value="PT00H01M05S" calcext:value-type="time">
            <text:p>00:01:05</text:p>
          </table:table-cell>
          <table:table-cell table:style-name="ce279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7" office:value-type="time" office:time-value="PT00H03M05S" calcext:value-type="time">
            <text:p>00:03:05</text:p>
          </table:table-cell>
          <table:table-cell table:style-name="ce237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5" office:value-type="string" calcext:value-type="string">
            <text:p>Zostało FH</text:p>
          </table:table-cell>
          <table:table-cell table:style-name="ce245" office:value-type="string" calcext:value-type="string">
            <text:p>Zostało DNI</text:p>
          </table:table-cell>
          <table:table-cell table:style-name="ce237" table:number-columns-repeated="3"/>
          <table:table-cell table:style-name="ce298" office:value-type="time" office:time-value="PT00H02M10S" calcext:value-type="time">
            <text:p>00:02:10</text:p>
          </table:table-cell>
          <table:table-cell table:style-name="ce237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4" office:value-type="date" office:date-value="2020-09-02" calcext:value-type="date">
            <text:p>2.09.2020</text:p>
          </table:table-cell>
          <table:table-cell table:style-name="ce172"/>
          <table:table-cell table:style-name="ce238" table:formula="of:=IF([.$G71] = 0; &quot;N/A&quot;; [.$G71] - [.$H$5])" office:value-type="string" office:string-value="N/A" calcext:value-type="string">
            <text:p>N/A</text:p>
          </table:table-cell>
          <table:table-cell table:style-name="ce257" table:formula="of:=IF([.$F71] = 0; &quot;N/A&quot;; [.$F71]-[.$H$3])" office:value-type="float" office:value="1451" calcext:value-type="float">
            <text:p>1451</text:p>
          </table:table-cell>
          <table:table-cell table:style-name="ce274" table:number-columns-repeated="3"/>
          <table:table-cell table:style-name="ce299" office:value-type="time" office:time-value="PT00H02M15S" calcext:value-type="time">
            <text:p>00:02:15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2] = 0; &quot;N/A&quot;; [.$G72] - [.$H$5])" office:value-type="string" office:string-value="N/A" calcext:value-type="string">
            <text:p>N/A</text:p>
          </table:table-cell>
          <table:table-cell table:style-name="ce257" table:formula="of:=IF([.$F72] = 0; &quot;N/A&quot;; [.$F72]-[.$H$3])" office:value-type="float" office:value="660" calcext:value-type="float">
            <text:p>660</text:p>
          </table:table-cell>
          <table:table-cell table:style-name="ce274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8" table:formula="of:=IF([.$G73] = 0; &quot;N/A&quot;; [.$G73] - [.$H$5])" office:value-type="time" office:time-value="PT521H27M00.000000001S" calcext:value-type="time">
            <text:p>521:27:00</text:p>
          </table:table-cell>
          <table:table-cell table:style-name="ce257" table:formula="of:=IF([.$F73] = 0; &quot;N/A&quot;; [.$F7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4] = 0; &quot;N/A&quot;; [.$G74] - [.$H$5])" office:value-type="string" office:string-value="N/A" calcext:value-type="string">
            <text:p>N/A</text:p>
          </table:table-cell>
          <table:table-cell table:style-name="ce257" table:formula="of:=IF([.$F74] = 0; &quot;N/A&quot;; [.$F74]-[.$H$3])" office:value-type="float" office:value="652" calcext:value-type="float">
            <text:p>652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5] = 0; &quot;N/A&quot;; [.$G75] - [.$H$5])" office:value-type="string" office:string-value="N/A" calcext:value-type="string">
            <text:p>N/A</text:p>
          </table:table-cell>
          <table:table-cell table:style-name="ce257" table:formula="of:=IF([.$F75] = 0; &quot;N/A&quot;; [.$F75]-[.$H$3])" office:value-type="float" office:value="652" calcext:value-type="float">
            <text:p>652</text:p>
          </table:table-cell>
          <table:table-cell table:style-name="ce274" table:number-columns-repeated="3"/>
          <table:table-cell table:style-name="ce296" office:value-type="time" office:time-value="PT00H00M50S" calcext:value-type="time">
            <text:p>00:00:50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8" table:formula="of:=IF([.$G76] = 0; &quot;N/A&quot;; [.$G76] - [.$H$5])" office:value-type="time" office:time-value="PT315H46M59.999999999S" calcext:value-type="time">
            <text:p>315:47:00</text:p>
          </table:table-cell>
          <table:table-cell table:style-name="ce257" table:formula="of:=IF([.$F76] = 0; &quot;N/A&quot;; [.$F7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17S" calcext:value-type="time">
            <text:p>00:00:17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7] = 0; &quot;N/A&quot;; [.$G77] - [.$H$5])" office:value-type="string" office:string-value="N/A" calcext:value-type="string">
            <text:p>N/A</text:p>
          </table:table-cell>
          <table:table-cell table:style-name="ce257" table:formula="of:=IF([.$F77] = 0; &quot;N/A&quot;; [.$F77]-[.$H$3])" office:value-type="float" office:value="660" calcext:value-type="float">
            <text:p>660</text:p>
          </table:table-cell>
          <table:table-cell table:style-name="ce274" table:number-columns-repeated="3"/>
          <table:table-cell table:style-name="ce300" office:value-type="time" office:time-value="PT00H00M48S" calcext:value-type="time">
            <text:p>00:00:48</text:p>
          </table:table-cell>
          <table:table-cell table:style-name="ce274" table:number-columns-repeated="1011"/>
        </table:table-row>
        <table:table-row table:style-name="ro13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8] = 0; &quot;N/A&quot;; [.$G78] - [.$H$5])" office:value-type="string" office:string-value="N/A" calcext:value-type="string">
            <text:p>N/A</text:p>
          </table:table-cell>
          <table:table-cell table:style-name="ce257" table:formula="of:=IF([.$F78] = 0; &quot;N/A&quot;; [.$F78]-[.$H$3])" office:value-type="float" office:value="652" calcext:value-type="float">
            <text:p>652</text:p>
          </table:table-cell>
          <table:table-cell table:style-name="ce274" table:number-columns-repeated="3"/>
          <table:table-cell table:style-name="ce300" office:value-type="time" office:time-value="PT00H00M29S" calcext:value-type="time">
            <text:p>00:00:29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4" office:value-type="date" office:date-value="2020-06-27" calcext:value-type="date">
            <text:p>27.06.2020</text:p>
          </table:table-cell>
          <table:table-cell table:style-name="ce172"/>
          <table:table-cell table:style-name="ce238" table:formula="of:=IF([.$G79] = 0; &quot;N/A&quot;; [.$G79] - [.$H$5])" office:value-type="string" office:string-value="N/A" calcext:value-type="string">
            <text:p>N/A</text:p>
          </table:table-cell>
          <table:table-cell table:style-name="ce257" table:formula="of:=IF([.$F79] = 0; &quot;N/A&quot;; [.$F79]-[.$H$3])" office:value-type="float" office:value="1384" calcext:value-type="float">
            <text:p>1384</text:p>
          </table:table-cell>
          <table:table-cell table:style-name="ce274" table:number-columns-repeated="3"/>
          <table:table-cell table:style-name="ce300" office:value-type="time" office:time-value="PT00H05M12S" calcext:value-type="time">
            <text:p>00:05:12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8" table:formula="of:=IF([.$G80] = 0; &quot;N/A&quot;; [.$G80] - [.$H$5])" office:value-type="time" office:time-value="PT566H27M00.000000001S" calcext:value-type="time">
            <text:p>566:27:00</text:p>
          </table:table-cell>
          <table:table-cell table:style-name="ce257" table:formula="of:=IF([.$F80] = 0; &quot;N/A&quot;; [.$F8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0" office:value-type="time" office:time-value="PT00H01M04S" calcext:value-type="time">
            <text:p>00:01:04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4" office:value-type="date" office:date-value="2019-06-23" calcext:value-type="date">
            <text:p>23.06.2019</text:p>
          </table:table-cell>
          <table:table-cell table:style-name="ce172"/>
          <table:table-cell table:style-name="ce238" table:formula="of:=IF([.$G81] = 0; &quot;N/A&quot;; [.$G81] - [.$H$5])" office:value-type="string" office:string-value="N/A" calcext:value-type="string">
            <text:p>N/A</text:p>
          </table:table-cell>
          <table:table-cell table:style-name="ce257" table:formula="of:=IF([.$F81] = 0; &quot;N/A&quot;; [.$F81]-[.$H$3])" office:value-type="float" office:value="1014" calcext:value-type="float">
            <text:p>1014</text:p>
          </table:table-cell>
          <table:table-cell table:style-name="ce274" table:number-columns-repeated="3"/>
          <table:table-cell table:style-name="ce300" office:value-type="time" office:time-value="PT00H03M03S" calcext:value-type="time">
            <text:p>00:03:03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4" office:value-type="date" office:date-value="2017-07-13" calcext:value-type="date">
            <text:p>13.07.2017</text:p>
          </table:table-cell>
          <table:table-cell table:style-name="ce172"/>
          <table:table-cell table:style-name="ce238" table:formula="of:=IF([.$G82] = 0; &quot;N/A&quot;; [.$G82] - [.$H$5])" office:value-type="string" office:string-value="N/A" calcext:value-type="string">
            <text:p>N/A</text:p>
          </table:table-cell>
          <table:table-cell table:style-name="ce257" table:formula="of:=IF([.$F82] = 0; &quot;N/A&quot;; [.$F82]-[.$H$3])" office:value-type="float" office:value="304" calcext:value-type="float">
            <text:p>304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4" office:value-type="date" office:date-value="2017-06-22" calcext:value-type="date">
            <text:p>22.06.2017</text:p>
          </table:table-cell>
          <table:table-cell table:style-name="ce172"/>
          <table:table-cell table:style-name="ce238" table:formula="of:=IF([.$G83] = 0; &quot;N/A&quot;; [.$G83] - [.$H$5])" office:value-type="string" office:string-value="N/A" calcext:value-type="string">
            <text:p>N/A</text:p>
          </table:table-cell>
          <table:table-cell table:style-name="ce257" table:formula="of:=IF([.$F83] = 0; &quot;N/A&quot;; [.$F83]-[.$H$3])" office:value-type="float" office:value="283" calcext:value-type="float">
            <text:p>283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4" office:value-type="date" office:date-value="2021-07-31" calcext:value-type="date">
            <text:p>31.07.2021</text:p>
          </table:table-cell>
          <table:table-cell table:style-name="ce172"/>
          <table:table-cell table:style-name="ce238" table:formula="of:=IF([.$G84] = 0; &quot;N/A&quot;; [.$G84] - [.$H$5])" office:value-type="string" office:string-value="N/A" calcext:value-type="string">
            <text:p>N/A</text:p>
          </table:table-cell>
          <table:table-cell table:style-name="ce257" table:formula="of:=IF([.$F84] = 0; &quot;N/A&quot;; [.$F84]-[.$H$3])" office:value-type="float" office:value="1783" calcext:value-type="float">
            <text:p>1783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4" office:value-type="date" office:date-value="2020-06-22" calcext:value-type="date">
            <text:p>22.06.2020</text:p>
          </table:table-cell>
          <table:table-cell table:style-name="ce172"/>
          <table:table-cell table:style-name="ce238" table:formula="of:=IF([.$G85] = 0; &quot;N/A&quot;; [.$G85] - [.$H$5])" office:value-type="string" office:string-value="N/A" calcext:value-type="string">
            <text:p>N/A</text:p>
          </table:table-cell>
          <table:table-cell table:style-name="ce257" table:formula="of:=IF([.$F85] = 0; &quot;N/A&quot;; [.$F85]-[.$H$3])" office:value-type="float" office:value="1379" calcext:value-type="float">
            <text:p>1379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5" office:value-type="date" office:date-value="2021-08-03" calcext:value-type="date">
            <text:p>3.08.2021</text:p>
          </table:table-cell>
          <table:table-cell table:style-name="ce220"/>
          <table:table-cell table:style-name="ce246" table:formula="of:=IF([.$G86] = 0; &quot;N/A&quot;; [.$G86] - [.$H$5])" office:value-type="string" office:string-value="N/A" calcext:value-type="string">
            <text:p>N/A</text:p>
          </table:table-cell>
          <table:table-cell table:style-name="ce264" table:formula="of:=IF([.$F86] = 0; &quot;N/A&quot;; [.$F86]-[.$H$3])" office:value-type="float" office:value="1786" calcext:value-type="float">
            <text:p>1786</text:p>
          </table:table-cell>
          <table:table-cell table:style-name="ce280" table:number-columns-repeated="3"/>
          <table:table-cell table:style-name="ce302"/>
          <table:table-cell table:style-name="ce280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7" table:number-columns-spanned="2" table:number-rows-spanned="3"/>
          <table:covered-table-cell table:style-name="ce265"/>
          <table:table-cell table:style-name="ce237" table:number-columns-repeated="3"/>
          <table:table-cell/>
          <table:table-cell table:style-name="ce237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7"/>
          <table:covered-table-cell table:style-name="ce265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7"/>
          <table:covered-table-cell table:style-name="ce265"/>
          <table:table-cell table:style-name="ce281" table:number-columns-repeated="3"/>
          <table:table-cell table:style-name="ce237"/>
          <table:table-cell table:style-name="ce281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6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91] = 0; &quot;N/A&quot;; [.$G91] - [.$H$5])" office:value-type="string" office:string-value="N/A" calcext:value-type="string">
            <text:p>N/A</text:p>
          </table:table-cell>
          <table:table-cell table:style-name="ce257" table:formula="of:=IF([.$F91] = 0; &quot;N/A&quot;; [.$F91]-[.$H$3])" office:value-type="float" office:value="988" calcext:value-type="float">
            <text:p>988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46/2016</text:p>
          </table:table-cell>
          <table:table-cell table:style-name="ce110" office:value-type="date" office:date-value="2016-08-28" calcext:value-type="date">
            <text:p>28.08.2016</text:p>
          </table:table-cell>
          <table:table-cell table:style-name="ce159" office:value-type="string" calcext:value-type="string">
            <text:p>2847:10</text:p>
          </table:table-cell>
          <table:table-cell table:style-name="ce197"/>
          <table:table-cell table:style-name="ce221" office:value-type="time" office:time-value="PT2872H10M00.000000001S" calcext:value-type="time">
            <text:p>2872:10:00</text:p>
          </table:table-cell>
          <table:table-cell table:style-name="ce238" table:formula="of:=IF([.$G92] = 0; &quot;N/A&quot;; [.$G92] - [.$H$5])" office:value-type="time" office:time-value="PT07H37M00.000000001S" calcext:value-type="time">
            <text:p>07:37:00</text:p>
          </table:table-cell>
          <table:table-cell table:style-name="ce257" table:formula="of:=IF([.$F92] = 0; &quot;N/A&quot;; [.$F9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8"/>
          <table:table-cell table:style-name="ce222" office:value-type="string" calcext:value-type="string">
            <text:p>2872:48</text:p>
          </table:table-cell>
          <table:table-cell table:style-name="ce238" table:formula="of:=IF([.$G93] = 0; &quot;N/A&quot;; [.$G93] - [.$H$5])" office:value-type="time" office:time-value="PT08H15M00S" calcext:value-type="time">
            <text:p>08:15:00</text:p>
          </table:table-cell>
          <table:table-cell table:style-name="ce257" table:formula="of:=IF([.$F93] = 0; &quot;N/A&quot;; [.$F9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2/2016</text:p>
          </table:table-cell>
          <table:table-cell table:style-name="ce85" office:value-type="date" office:date-value="2016-08-19" calcext:value-type="date">
            <text:p>19.08.2016</text:p>
          </table:table-cell>
          <table:table-cell table:style-name="ce135" office:value-type="string" calcext:value-type="string">
            <text:p>2830:55</text:p>
          </table:table-cell>
          <table:table-cell table:style-name="ce29"/>
          <table:table-cell table:style-name="ce135" office:value-type="string" calcext:value-type="string">
            <text:p>3030:55</text:p>
          </table:table-cell>
          <table:table-cell table:style-name="ce238" table:formula="of:=IF([.$G94] = 0; &quot;N/A&quot;; [.$G94] - [.$H$5])" office:value-type="time" office:time-value="PT166H22M00S" calcext:value-type="time">
            <text:p>166:22:00</text:p>
          </table:table-cell>
          <table:table-cell table:style-name="ce257" table:formula="of:=IF([.$F94] = 0; &quot;N/A&quot;; [.$F9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8" table:formula="of:=IF([.$G95] = 0; &quot;N/A&quot;; [.$G95] - [.$H$5])" office:value-type="time" office:time-value="PT167H52M00S" calcext:value-type="time">
            <text:p>167:52:00</text:p>
          </table:table-cell>
          <table:table-cell table:style-name="ce257" table:formula="of:=IF([.$F95] = 0; &quot;N/A&quot;; [.$F9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96] = 0; &quot;N/A&quot;; [.$G96] - [.$H$5])" office:value-type="time" office:time-value="PT315H46M59.999999999S" calcext:value-type="time">
            <text:p>315:47:00</text:p>
          </table:table-cell>
          <table:table-cell table:style-name="ce257" table:formula="of:=IF([.$F96] = 0; &quot;N/A&quot;; [.$F9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97] = 0; &quot;N/A&quot;; [.$G97] - [.$H$5])" office:value-type="string" office:string-value="N/A" calcext:value-type="string">
            <text:p>N/A</text:p>
          </table:table-cell>
          <table:table-cell table:style-name="ce257" table:formula="of:=IF([.$F97] = 0; &quot;N/A&quot;; [.$F97]-[.$H$3])" office:value-type="float" office:value="252" calcext:value-type="float">
            <text:p>25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98] = 0; &quot;N/A&quot;; [.$G98] - [.$H$5])" office:value-type="time" office:time-value="PT08H15M00S" calcext:value-type="time">
            <text:p>08:15:00</text:p>
          </table:table-cell>
          <table:table-cell table:style-name="ce257" table:formula="of:=IF([.$F98] = 0; &quot;N/A&quot;; [.$F9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99] = 0; &quot;N/A&quot;; [.$G99] - [.$H$5])" office:value-type="time" office:time-value="PT08H15M00S" calcext:value-type="time">
            <text:p>08:15:00</text:p>
          </table:table-cell>
          <table:table-cell table:style-name="ce257" table:formula="of:=IF([.$F99] = 0; &quot;N/A&quot;; [.$F99]-[.$H$3])" office:value-type="float" office:value="252" calcext:value-type="float">
            <text:p>25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9"/>
          <table:table-cell table:style-name="ce223" office:value-type="string" calcext:value-type="string">
            <text:p>2872:48</text:p>
          </table:table-cell>
          <table:table-cell table:style-name="ce238" table:formula="of:=IF([.$G100] = 0; &quot;N/A&quot;; [.$G100] - [.$H$5])" office:value-type="time" office:time-value="PT08H15M00S" calcext:value-type="time">
            <text:p>08:15:00</text:p>
          </table:table-cell>
          <table:table-cell table:style-name="ce257" table:formula="of:=IF([.$F100] = 0; &quot;N/A&quot;; [.$F10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200" office:value-type="date" office:date-value="2017-05-22" calcext:value-type="date">
            <text:p>22.05.2017</text:p>
          </table:table-cell>
          <table:table-cell table:style-name="ce224"/>
          <table:table-cell table:style-name="ce238" table:formula="of:=IF([.$G101] = 0; &quot;N/A&quot;; [.$G101] - [.$H$5])" office:value-type="string" office:string-value="N/A" calcext:value-type="string">
            <text:p>N/A</text:p>
          </table:table-cell>
          <table:table-cell table:style-name="ce257" table:formula="of:=IF([.$F101] = 0; &quot;N/A&quot;; [.$F101]-[.$H$3])" office:value-type="float" office:value="252" calcext:value-type="float">
            <text:p>25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201" office:value-type="date" office:date-value="2017-05-22" calcext:value-type="date">
            <text:p>22.05.2017</text:p>
          </table:table-cell>
          <table:table-cell table:style-name="ce225" office:value-type="string" calcext:value-type="string">
            <text:p>2872:48</text:p>
          </table:table-cell>
          <table:table-cell table:style-name="ce238" table:formula="of:=IF([.$G102] = 0; &quot;N/A&quot;; [.$G102] - [.$H$5])" office:value-type="time" office:time-value="PT08H15M00S" calcext:value-type="time">
            <text:p>08:15:00</text:p>
          </table:table-cell>
          <table:table-cell table:style-name="ce257" table:formula="of:=IF([.$F102] = 0; &quot;N/A&quot;; [.$F102]-[.$H$3])" office:value-type="float" office:value="252" calcext:value-type="float">
            <text:p>25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8" table:formula="of:=IF([.$G103] = 0; &quot;N/A&quot;; [.$G103] - [.$H$5])" office:value-type="time" office:time-value="PT90H27M00S" calcext:value-type="time">
            <text:p>90:27:00</text:p>
          </table:table-cell>
          <table:table-cell table:style-name="ce257" table:formula="of:=IF([.$F103] = 0; &quot;N/A&quot;; [.$F10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8" table:formula="of:=IF([.$G104] = 0; &quot;N/A&quot;; [.$G104] - [.$H$5])" office:value-type="time" office:time-value="PT08H15M00S" calcext:value-type="time">
            <text:p>08:15:00</text:p>
          </table:table-cell>
          <table:table-cell table:style-name="ce257" table:formula="of:=IF([.$F104] = 0; &quot;N/A&quot;; [.$F10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8" table:formula="of:=IF([.$G105] = 0; &quot;N/A&quot;; [.$G105] - [.$H$5])" office:value-type="time" office:time-value="PT08H15M00S" calcext:value-type="time">
            <text:p>08:15:00</text:p>
          </table:table-cell>
          <table:table-cell table:style-name="ce257" table:formula="of:=IF([.$F105] = 0; &quot;N/A&quot;; [.$F10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8" table:formula="of:=IF([.$G106] = 0; &quot;N/A&quot;; [.$G106] - [.$H$5])" office:value-type="time" office:time-value="PT08H15M00S" calcext:value-type="time">
            <text:p>08:15:00</text:p>
          </table:table-cell>
          <table:table-cell table:style-name="ce257" table:formula="of:=IF([.$F106] = 0; &quot;N/A&quot;; [.$F10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5"/>
          <table:table-cell table:style-name="ce229" office:value-type="string" calcext:value-type="string">
            <text:p>2872:48</text:p>
          </table:table-cell>
          <table:table-cell table:style-name="ce238" table:formula="of:=IF([.$G107] = 0; &quot;N/A&quot;; [.$G107] - [.$H$5])" office:value-type="time" office:time-value="PT08H15M00S" calcext:value-type="time">
            <text:p>08:15:00</text:p>
          </table:table-cell>
          <table:table-cell table:style-name="ce257" table:formula="of:=IF([.$F107] = 0; &quot;N/A&quot;; [.$F10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6"/>
          <table:table-cell table:style-name="ce230" office:value-type="string" calcext:value-type="string">
            <text:p>2872:48</text:p>
          </table:table-cell>
          <table:table-cell table:style-name="ce238" table:formula="of:=IF([.$G108] = 0; &quot;N/A&quot;; [.$G108] - [.$H$5])" office:value-type="time" office:time-value="PT08H15M00S" calcext:value-type="time">
            <text:p>08:15:00</text:p>
          </table:table-cell>
          <table:table-cell table:style-name="ce257" table:formula="of:=IF([.$F108] = 0; &quot;N/A&quot;; [.$F10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09] = 0; &quot;N/A&quot;; [.$G109] - [.$H$5])" office:value-type="time" office:time-value="PT315H46M59.999999999S" calcext:value-type="time">
            <text:p>315:47:00</text:p>
          </table:table-cell>
          <table:table-cell table:style-name="ce257" table:formula="of:=IF([.$F109] = 0; &quot;N/A&quot;; [.$F10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7" office:value-type="date" office:date-value="2020-06-17" calcext:value-type="date">
            <text:p>17.06.20</text:p>
          </table:table-cell>
          <table:table-cell table:style-name="ce231" office:value-type="string" calcext:value-type="string">
            <text:p>3386:00</text:p>
          </table:table-cell>
          <table:table-cell table:style-name="ce249" table:formula="of:=IF([.$G110] = 0; &quot;N/A&quot;; [.$G110] - [.$H$5])" office:value-type="time" office:time-value="PT521H27M00.000000001S" calcext:value-type="time">
            <text:p>521:27:00</text:p>
          </table:table-cell>
          <table:table-cell table:style-name="ce267" table:formula="of:=IF([.$F110] = 0; &quot;N/A&quot;; [.$F110]-[.$H$3])" office:value-type="float" office:value="1374" calcext:value-type="float">
            <text:p>1374</text:p>
          </table:table-cell>
          <table:table-cell table:style-name="ce282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7" table:number-columns-spanned="2" table:number-rows-spanned="1"/>
          <table:covered-table-cell table:style-name="ce265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8" table:formula="of:=IF([.$G113] = 0; &quot;N/A&quot;; [.$G113] - [.$H$5])" office:value-type="string" office:string-value="N/A" calcext:value-type="string">
            <text:p>N/A</text:p>
          </table:table-cell>
          <table:table-cell table:style-name="ce257" table:formula="of:=IF([.$F113] = 0; &quot;N/A&quot;; [.$F113]-[.$H$3])" office:value-type="float" office:value="1379" calcext:value-type="float">
            <text:p>1379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8" table:formula="of:=IF([.$G114] = 0; &quot;N/A&quot;; [.$G114] - [.$H$5])" office:value-type="time" office:time-value="PT91H17M59.999999999S" calcext:value-type="time">
            <text:p>91:18:00</text:p>
          </table:table-cell>
          <table:table-cell table:style-name="ce257" table:formula="of:=IF([.$F114] = 0; &quot;N/A&quot;; [.$F11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8" table:formula="of:=IF([.$G115] = 0; &quot;N/A&quot;; [.$G115] - [.$H$5])" office:value-type="time" office:time-value="PT3890H26M59.999999999S" calcext:value-type="time">
            <text:p>3890:27:00</text:p>
          </table:table-cell>
          <table:table-cell table:style-name="ce257" table:formula="of:=IF([.$F115] = 0; &quot;N/A&quot;; [.$F11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8" table:formula="of:=IF([.$G116] = 0; &quot;N/A&quot;; [.$G116] - [.$H$5])" office:value-type="time" office:time-value="PT3890H26M59.999999999S" calcext:value-type="time">
            <text:p>3890:27:00</text:p>
          </table:table-cell>
          <table:table-cell table:style-name="ce257" table:formula="of:=IF([.$F116] = 0; &quot;N/A&quot;; [.$F116]-[.$H$3])" office:value-type="float" office:value="1374" calcext:value-type="float">
            <text:p>1374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7] = 0; &quot;N/A&quot;; [.$G117] - [.$H$5])" office:value-type="time" office:time-value="PT315H46M59.999999999S" calcext:value-type="time">
            <text:p>315:47:00</text:p>
          </table:table-cell>
          <table:table-cell table:style-name="ce257" table:formula="of:=IF([.$F117] = 0; &quot;N/A&quot;; [.$F11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8] = 0; &quot;N/A&quot;; [.$G118] - [.$H$5])" office:value-type="time" office:time-value="PT315H46M59.999999999S" calcext:value-type="time">
            <text:p>315:47:00</text:p>
          </table:table-cell>
          <table:table-cell table:style-name="ce257" table:formula="of:=IF([.$F118] = 0; &quot;N/A&quot;; [.$F11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19] = 0; &quot;N/A&quot;; [.$G119] - [.$H$5])" office:value-type="time" office:time-value="PT521H27M00.000000001S" calcext:value-type="time">
            <text:p>521:27:00</text:p>
          </table:table-cell>
          <table:table-cell table:style-name="ce257" table:formula="of:=IF([.$F119] = 0; &quot;N/A&quot;; [.$F11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20] = 0; &quot;N/A&quot;; [.$G120] - [.$H$5])" office:value-type="time" office:time-value="PT521H27M00.000000001S" calcext:value-type="time">
            <text:p>521:27:00</text:p>
          </table:table-cell>
          <table:table-cell table:style-name="ce257" table:formula="of:=IF([.$F120] = 0; &quot;N/A&quot;; [.$F12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8" table:formula="of:=IF([.$G121] = 0; &quot;N/A&quot;; [.$G121] - [.$H$5])" office:value-type="time" office:time-value="PT521H27M00.000000001S" calcext:value-type="time">
            <text:p>521:27:00</text:p>
          </table:table-cell>
          <table:table-cell table:style-name="ce257" table:formula="of:=IF([.$F121] = 0; &quot;N/A&quot;; [.$F121]-[.$H$3])" office:value-type="float" office:value="704" calcext:value-type="float">
            <text:p>704</text:p>
          </table:table-cell>
          <table:table-cell table:style-name="ce274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8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50" table:formula="of:=IF([.$G122] = 0; &quot;N/A&quot;; [.$G122] - [.$H$5])" office:value-type="time" office:time-value="PT167H52M00S" calcext:value-type="time">
            <text:p>167:52:00</text:p>
          </table:table-cell>
          <table:table-cell table:style-name="ce268" table:formula="of:=IF([.$F122] = 0; &quot;N/A&quot;; [.$F122]-[.$H$3])" office:value-type="float" office:value="801" calcext:value-type="float">
            <text:p>801</text:p>
          </table:table-cell>
          <table:table-cell table:style-name="ce283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3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51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51"/>
          <table:covered-table-cell table:style-name="ce269"/>
          <table:table-cell table:style-name="ce281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46/2016</text:p>
          </table:table-cell>
          <table:table-cell table:style-name="ce127" office:value-type="date" office:date-value="2016-08-28" calcext:value-type="date">
            <text:p>28.08.2016</text:p>
          </table:table-cell>
          <table:table-cell table:style-name="ce176" office:value-type="string" calcext:value-type="string">
            <text:p>2847:10</text:p>
          </table:table-cell>
          <table:table-cell table:style-name="ce78"/>
          <table:table-cell table:style-name="ce232" office:value-type="time" office:time-value="PT2872H10M00.000000001S" calcext:value-type="time">
            <text:p>2872:10:00</text:p>
          </table:table-cell>
          <table:table-cell table:style-name="ce238" table:formula="of:=IF([.$G127] = 0; &quot;N/A&quot;; [.$G127] - [.$H$5])" office:value-type="time" office:time-value="PT07H37M00.000000001S" calcext:value-type="time">
            <text:p>07:37:00</text:p>
          </table:table-cell>
          <table:table-cell table:style-name="ce257" table:formula="of:=IF([.$F127] = 0; &quot;N/A&quot;; [.$F12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9"/>
          <table:table-cell table:style-name="ce233" office:value-type="string" calcext:value-type="string">
            <text:p>2872:48</text:p>
          </table:table-cell>
          <table:table-cell table:style-name="ce238" table:formula="of:=IF([.$G128] = 0; &quot;N/A&quot;; [.$G128] - [.$H$5])" office:value-type="time" office:time-value="PT08H15M00S" calcext:value-type="time">
            <text:p>08:15:00</text:p>
          </table:table-cell>
          <table:table-cell table:style-name="ce257" table:formula="of:=IF([.$F128] = 0; &quot;N/A&quot;; [.$F128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1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29] = 0; &quot;N/A&quot;; [.$G129] - [.$H$5])" office:value-type="string" office:string-value="N/A" calcext:value-type="string">
            <text:p>N/A</text:p>
          </table:table-cell>
          <table:table-cell table:style-name="ce257" table:formula="of:=IF([.$F129] = 0; &quot;N/A&quot;; [.$F129]-[.$H$3])" office:value-type="float" office:value="252" calcext:value-type="float">
            <text:p>25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8" table:formula="of:=IF([.$G130] = 0; &quot;N/A&quot;; [.$G130] - [.$H$5])" office:value-type="time" office:time-value="PT742H48M00S" calcext:value-type="time">
            <text:p>742:48:00</text:p>
          </table:table-cell>
          <table:table-cell table:style-name="ce257" table:formula="of:=IF([.$F130] = 0; &quot;N/A&quot;; [.$F13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1"/>
          <table:covered-table-cell table:style-name="ce269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8" table:formula="of:=IF([.$G133] = 0; &quot;N/A&quot;; [.$G133] - [.$H$5])" office:value-type="time" office:time-value="PT767H02M59.999999999S" calcext:value-type="time">
            <text:p>767:03:00</text:p>
          </table:table-cell>
          <table:table-cell table:style-name="ce257" table:formula="of:=IF([.$F133] = 0; &quot;N/A&quot;; [.$F133]-[.$H$3])" office:value-type="float" office:value="464" calcext:value-type="float">
            <text:p>464</text:p>
          </table:table-cell>
          <table:table-cell table:style-name="ce274" table:number-columns-repeated="3"/>
          <table:table-cell table:style-name="ce304"/>
          <table:table-cell table:style-name="ce274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5"/>
          <table:table-cell table:style-name="ce305"/>
          <table:table-cell table:style-name="ce253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6:Arkusz1.F66 Arkusz1.C66:Arkusz1.D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F92:Arkusz1.F92 Arkusz1.D92:Arkusz1.D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F127:Arkusz1.F127 Arkusz1.C127:Arkusz1.D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F67:Arkusz1.F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E66:Arkusz1.E66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E68:Arkusz1.E68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G66:Arkusz1.G66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7:Arkusz1.G67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8:Arkusz1.G68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C67:Arkusz1.C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C68:Arkusz1.C68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7:Arkusz1.D67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D68:Arkusz1.D68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C92:Arkusz1.C92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E67:Arkusz1.E67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E92:Arkusz1.E92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G92:Arkusz1.G92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G127:Arkusz1.G127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E127:Arkusz1.E127">
            <calcext:condition calcext:apply-style-name="czerwony" calcext:value="formula-is(OR([.$H68] &lt; [.$I$5]; [.$I68] &lt; [.$I$3]))" calcext:base-cell-address="Arkusz1.E68"/>
            <calcext:condition calcext:apply-style-name="pomaranczowy" calcext:value="formula-is(OR([.$H68] &lt; [.$J$5]; [.$I68] &lt; [.$J$3]))" calcext:base-cell-address="Arkusz1.E68"/>
            <calcext:condition calcext:apply-style-name="zolty" calcext:value="formula-is(OR([.$H68] &lt; [.$K$5]; [.$I68] &lt; [.$K$3]))" calcext:base-cell-address="Arkusz1.E6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.00.0000</text:date>, <text:time style:data-style-name="N2" text:time-value="23:18:07.9587140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9-12T23:21:44.883403610</dc:date>
    <meta:editing-duration>P3DT4H59M</meta:editing-duration>
    <meta:editing-cycles>53</meta:editing-cycles>
    <meta:generator>LibreOffice/5.1.4.2$Linux_X86_64 LibreOffice_project/10m0$Build-2</meta:generator>
    <meta:document-statistic meta:table-count="3" meta:cell-count="1064" meta:object-count="0"/>
    <meta:user-defined meta:name=""/>
  </office:meta>
</office:document-meta>
</file>